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size="15pt" fo:font-weight="bold" fo:background-color="#dddddd" style:font-size-asian="15pt" style:font-weight-asian="bold" style:font-size-complex="15pt" style:font-weight-complex="bold"/>
    </style:style>
    <style:style style:name="P3" style:family="paragraph" style:parent-style-name="Standard">
      <style:text-properties fo:font-size="12pt" fo:font-weight="bold" officeooo:rsid="0008dfc1" officeooo:paragraph-rsid="0008dfc1" style:font-size-asian="10.5pt" style:font-weight-asian="bold" style:font-size-complex="12pt" style:font-weight-complex="bold"/>
    </style:style>
    <style:style style:name="P4" style:family="paragraph" style:parent-style-name="Standard">
      <style:text-properties fo:font-size="12pt" fo:font-weight="bold" officeooo:rsid="000e824c" officeooo:paragraph-rsid="000e824c" style:font-size-asian="10.5pt" style:font-weight-asian="bold" style:font-size-complex="12pt" style:font-weight-complex="bold"/>
    </style:style>
    <style:style style:name="P5" style:family="paragraph" style:parent-style-name="Standard">
      <style:text-properties fo:font-size="12pt" fo:font-weight="normal" officeooo:rsid="0047bd93" officeooo:paragraph-rsid="0047bd93" style:font-size-asian="10.5pt" style:font-weight-asian="normal" style:font-size-complex="12pt" style:font-weight-complex="normal"/>
    </style:style>
    <style:style style:name="P6" style:family="paragraph" style:parent-style-name="Standard">
      <style:text-properties fo:font-size="12pt" fo:font-weight="normal" officeooo:rsid="00493f94" officeooo:paragraph-rsid="00493f94" style:font-size-asian="10.5pt" style:font-weight-asian="normal" style:font-size-complex="12pt" style:font-weight-complex="normal"/>
    </style:style>
    <style:style style:name="P7" style:family="paragraph" style:parent-style-name="Standard">
      <style:text-properties fo:font-size="12pt" fo:font-weight="normal" officeooo:rsid="004ef15c" officeooo:paragraph-rsid="004ef15c" style:font-size-asian="10.5pt" style:font-weight-asian="normal" style:font-size-complex="12pt" style:font-weight-complex="normal"/>
    </style:style>
    <style:style style:name="P8" style:family="paragraph" style:parent-style-name="Standard">
      <style:text-properties fo:font-size="12pt" fo:font-weight="normal" officeooo:rsid="005a714e" officeooo:paragraph-rsid="005c3d0c" style:font-size-asian="10.5pt" style:font-weight-asian="normal" style:font-size-complex="12pt" style:font-weight-complex="normal"/>
    </style:style>
    <style:style style:name="P9" style:family="paragraph" style:parent-style-name="Standard">
      <style:text-properties fo:font-size="12pt" fo:font-weight="normal" officeooo:rsid="005a714e" officeooo:paragraph-rsid="0065888e" style:font-size-asian="10.5pt" style:font-weight-asian="normal" style:font-size-complex="12pt" style:font-weight-complex="normal"/>
    </style:style>
    <style:style style:name="P10" style:family="paragraph" style:parent-style-name="Standard">
      <style:text-properties fo:font-size="12pt" fo:font-weight="normal" officeooo:rsid="0065888e" officeooo:paragraph-rsid="0065888e" style:font-size-asian="10.5pt" style:font-weight-asian="normal" style:font-size-complex="12pt" style:font-weight-complex="normal"/>
    </style:style>
    <style:style style:name="P11" style:family="paragraph" style:parent-style-name="Standard">
      <style:text-properties fo:font-size="12pt" fo:font-weight="normal" officeooo:rsid="0073a4e2" officeooo:paragraph-rsid="0073a4e2" style:font-size-asian="10.5pt" style:font-weight-asian="normal" style:font-size-complex="12pt" style:font-weight-complex="normal"/>
    </style:style>
    <style:style style:name="P12" style:family="paragraph" style:parent-style-name="Standard">
      <style:text-properties fo:font-size="12pt" fo:font-weight="normal" officeooo:rsid="0076075f" officeooo:paragraph-rsid="0076075f" style:font-size-asian="10.5pt" style:font-weight-asian="normal" style:font-size-complex="12pt" style:font-weight-complex="normal"/>
    </style:style>
    <style:style style:name="P13" style:family="paragraph" style:parent-style-name="Standard">
      <style:text-properties fo:font-size="12pt" fo:font-weight="normal" officeooo:rsid="00764fb0" officeooo:paragraph-rsid="00764fb0" style:font-size-asian="10.5pt" style:font-weight-asian="normal" style:font-size-complex="12pt" style:font-weight-complex="normal"/>
    </style:style>
    <style:style style:name="P14" style:family="paragraph" style:parent-style-name="Standard">
      <style:text-properties fo:font-size="12pt" fo:font-weight="bold" officeooo:rsid="0008dfc1" officeooo:paragraph-rsid="0008dfc1" style:font-size-asian="10.5pt" style:font-weight-asian="bold" style:font-size-complex="12pt" style:font-weight-complex="bold"/>
    </style:style>
    <style:style style:name="P15" style:family="paragraph" style:parent-style-name="Standard">
      <style:text-properties fo:font-size="12pt" fo:font-weight="bold" officeooo:rsid="0008dfc1" officeooo:paragraph-rsid="0008dfc1" fo:background-color="#c2e0ae" style:font-size-asian="10.5pt" style:font-weight-asian="bold" style:font-size-complex="12pt" style:font-weight-complex="bold"/>
    </style:style>
    <style:style style:name="P16" style:family="paragraph" style:parent-style-name="Standard">
      <style:text-properties fo:font-size="12pt" fo:font-weight="bold" officeooo:rsid="000e824c" officeooo:paragraph-rsid="000e824c" fo:background-color="#c2e0ae" style:font-size-asian="10.5pt" style:font-weight-asian="bold" style:font-size-complex="12pt" style:font-weight-complex="bold"/>
    </style:style>
    <style:style style:name="P17" style:family="paragraph" style:parent-style-name="Standard">
      <style:text-properties fo:font-size="14pt" fo:font-weight="normal" officeooo:rsid="0012ae53" officeooo:paragraph-rsid="0012ae53" style:font-size-asian="14pt" style:font-weight-asian="normal" style:font-size-complex="14pt" style:font-weight-complex="normal"/>
    </style:style>
    <style:style style:name="P18" style:family="paragraph" style:parent-style-name="Standard">
      <style:text-properties fo:font-size="14pt" fo:font-weight="normal" officeooo:rsid="0012ae53" officeooo:paragraph-rsid="0033ac0f" style:font-size-asian="14pt" style:font-weight-asian="normal" style:font-size-complex="14pt" style:font-weight-complex="normal"/>
    </style:style>
    <style:style style:name="P19" style:family="paragraph" style:parent-style-name="Standard">
      <style:text-properties fo:font-size="14pt" officeooo:paragraph-rsid="004058d5" style:font-size-asian="14pt" style:font-size-complex="14pt"/>
    </style:style>
    <style:style style:name="P20" style:family="paragraph" style:parent-style-name="Standard">
      <style:text-properties fo:font-size="14pt" officeooo:rsid="0041f8ce" officeooo:paragraph-rsid="0053a519" style:font-size-asian="14pt" style:font-size-complex="14pt"/>
    </style:style>
    <style:style style:name="P21" style:family="paragraph" style:parent-style-name="Standard">
      <style:text-properties fo:font-size="14pt" officeooo:rsid="00523a3a" officeooo:paragraph-rsid="00523a3a" style:font-size-asian="14pt" style:font-size-complex="14pt"/>
    </style:style>
    <style:style style:name="P22" style:family="paragraph" style:parent-style-name="Standard">
      <style:text-properties fo:font-size="14pt" officeooo:rsid="00557352" officeooo:paragraph-rsid="00557352" style:font-size-asian="14pt" style:font-size-complex="14pt"/>
    </style:style>
    <style:style style:name="P23" style:family="paragraph" style:parent-style-name="Standard">
      <style:text-properties officeooo:paragraph-rsid="0033ac0f"/>
    </style:style>
    <style:style style:name="T1" style:family="text">
      <style:text-properties officeooo:rsid="00105a6b"/>
    </style:style>
    <style:style style:name="T2" style:family="text">
      <style:text-properties officeooo:rsid="0017896f"/>
    </style:style>
    <style:style style:name="T3" style:family="text">
      <style:text-properties officeooo:rsid="001e4716"/>
    </style:style>
    <style:style style:name="T4" style:family="text">
      <style:text-properties fo:font-weight="normal" officeooo:rsid="00175c9c" style:font-weight-asian="normal" style:font-weight-complex="normal"/>
    </style:style>
    <style:style style:name="T5" style:family="text">
      <style:text-properties officeooo:rsid="004937d6"/>
    </style:style>
    <style:style style:name="T6" style:family="text">
      <style:text-properties officeooo:rsid="0049dbfd"/>
    </style:style>
    <style:style style:name="T7" style:family="text">
      <style:text-properties officeooo:rsid="00539efb"/>
    </style:style>
    <style:style style:name="T8" style:family="text">
      <style:text-properties style:text-position="super 58%"/>
    </style:style>
    <style:style style:name="T9" style:family="text">
      <style:text-properties fo:font-size="14pt" fo:font-weight="normal" officeooo:rsid="001e4716" style:font-size-asian="14pt" style:font-weight-asian="normal" style:font-size-complex="14pt" style:font-weight-complex="normal"/>
    </style:style>
    <style:style style:name="T10" style:family="text">
      <style:text-properties officeooo:rsid="0056e516"/>
    </style:style>
    <style:style style:name="T11" style:family="text">
      <style:text-properties officeooo:rsid="005c3d0c"/>
    </style:style>
    <style:style style:name="T12" style:family="text">
      <style:text-properties officeooo:rsid="00677735"/>
    </style:style>
    <style:style style:name="T13" style:family="text">
      <style:text-properties officeooo:rsid="0068c17c"/>
    </style:style>
    <style:style style:name="T14" style:family="text">
      <style:text-properties officeooo:rsid="0071d29b"/>
    </style:style>
    <style:style style:name="T15" style:family="text">
      <style:text-properties officeooo:rsid="0074a23c"/>
    </style:style>
    <style:style style:name="T16" style:family="text">
      <style:text-properties officeooo:rsid="00764f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19 MDSC E-Portfolio</text:p>
      <text:p text:style-name="P1"/>
      <text:p text:style-name="P15"><text:span text:style-name="T1">Conference </text:span>Reflection <text:s/>(400 + 4 photos)</text:p>
      <text:p text:style-name="P15"/>
      <text:p text:style-name="P18">This year I have chosen to reflect on Day 1: ‘Forces at Play’. <text:span text:style-name="T3">For me, the function of this day was to <text:s/>describe the social context in which healthcare is provided, and how it is being constantly remoulded based on global issues. </text:span></text:p>
      <text:p text:style-name="P18"/>
      <text:p text:style-name="P18"><text:span text:style-name="T3">I chose to reflect on this day as I wanted <text:s/>to enhance my understanding on how societal issues are likely to shape the landscape of healthcare and <text:s/>how we as individual health practitioners will be forced to adapt. I am passionate in being a part of creating a world in which healthcare is accessible to all, and so thinking about how to overcome issues that affect global health is central to my future desired role as a member of the global medical community. </text:span></text:p>
      <text:p text:style-name="P17"/>
      <text:p text:style-name="P19"><text:span text:style-name="T4">The opening keynote, presented by </text:span>Dr Unni Karunakara, <text:span text:style-name="T2">laid the groundwork for the rest of the day by defining and discussing the underlying philosophy of humanitarian action and the current ongoing threats to the provision of global health. His talk brought up more problems than solutions, essentially acting as a plea for us to incorprate a humanitarian understanding in our nascent stages of our careers. <text:s/>Attending this keynote matured my understanding about how this complex mix of global issues such as climate change, human displacement and the deepening divide between the rich and poor act in concert as a barrier against medical humanitarian action. </text:span></text:p>
      <text:p text:style-name="P19"/>
      <text:p text:style-name="P21">The following sessions during the day served to illustrate potential solutions to these pressing societal issues <text:span text:style-name="T7">in both domestic and international issues</text:span>. <text:span text:style-name="T7">Addressing </text:span>domestic issues, from the ‘Hard Pill to Swallow’ session dealt with the growing issue of illicit drug dependence. I learnt that it is more cost-effective <text:span text:style-name="T7">for the public to invest in Harm Reduction strategies rather than direct opposition through more policing, as it leads to a reduction in morbidity and fewer ICU hospitalisations. Thus in the future I will attempt to be more perceptive about issues relating to a patients’ drug use, and prioritise efforts to educate them about available harm reduction services.</text:span></text:p>
      <text:p text:style-name="P21"/>
      <text:p text:style-name="P22">The day was very well organised, and I felt a logical flow in the sequence of talks given. Starting from adumbration of the myriad of 21<text:span text:style-name="T8">st</text:span> century socioeconomic issues offered Dr. Dr Unni Karunakara, <text:span text:style-name="T10">and developing with expert panels offering a conversations regarding adaptations the medical fraternity can make to overcome these issues. I felt the entire day was very effective in empowering us future doctors into taking action as it delicately illustrated the horrific conditions that some communities live in. </text:span></text:p>
      <text:p text:style-name="P20"/>
      <text:p text:style-name="P23"><text:span text:style-name="T9">As global political tensions intensify, and our pernicious environmental footprint deepens, our role as doctors is constantly evolving and in some cases we are </text:span><text:soft-page-break/><text:span text:style-name="T9">acquiring new global roles to provide healthcare to people around the world affected by these burgeoning social issues. As I move into the next stage of my professional career, I can start to feel the responsibility I will share with all doctors in becoming active in global public health issues, attempting to extend healthcare from the clinic to the global community. </text:span></text:p>
      <text:p text:style-name="P3"/>
      <text:p text:style-name="P16">Research evaluation</text:p>
      <text:p text:style-name="P15"/>
      <text:p text:style-name="P8">For my evaluation I have chosen the paper entitled “Functional Outcomes Following Innervated Free Flap reconstruction in management of soft tissue sarcoma”. This MDRP aimed to characterise the functional outcomes following Latissimus dorsi free flap reconstruction through using various metrics of physical assessment. </text:p>
      <text:p text:style-name="P8"/>
      <text:p text:style-name="P10">The paper’s primary strengths are in its organisation and in how comprehensive the description of physical function <text:span text:style-name="T13">outcomes</text:span> is. <text:span text:style-name="T12">The paper uses a simple yet logical layout and a simple colour scheme to prevent distraction from the results. The flow of information is logical, and the background is concise yet descriptive to allow the viewer to engage with the poster from the outset. The conclusions are clearly stated to allow the viewer to take away the key messages of the paper upon a quick viewing. The paper’s other key strength lies in the functional assessment. The paper uses multiple metrics, covering broad aspects of physical function and are laid out in a very accessible fashion.</text:span></text:p>
      <text:p text:style-name="P9"/>
      <text:p text:style-name="P8"><text:span text:style-name="T14">However, the power of the paper is limited</text:span> <text:span text:style-name="T11">in that the sample size is fairly limited at 7 (admittedly due to the scarcity of the disease), thus there could have been unaccounted for confounding factors that affected the accuracy and general application of the results. The limted sample size further limits constructive subgroup analysis (such as assessment of factors such as time of followup, patient age, innervated vs. uninnervated that may have affected outcomes). Further, despite offering comprehensive assessment of post-operative outcomes, there is no discussion of baseline function. The results would have been more impactful had a pre-operative assessment using the same metrics been included. </text:span></text:p>
      <text:p text:style-name="P3"/>
      <text:p text:style-name="P3"/>
      <text:p text:style-name="P16">Secondary element 1: Wellness</text:p>
      <text:p text:style-name="P4"/>
      <text:p text:style-name="P11">This year, for my wellness acitvity I chose to attend the Meditation class within the wellness hub. <text:span text:style-name="T15">I chose to attend meditation as I have previously attempted meditation multiple times but have never been able to maintain a consistent schedule as I keep getting distracted. I wanted to learn more about the techniques and underlying philosophy of meditation, as a potential mechanism to release stress incurred from the busy life at hospital.</text:span></text:p>
      <text:p text:style-name="P12">The class was very enjoyable, and I already felt greatly relaxed on its completion. Techniques for meditation were offered, and I now feel like I can approach meditation more confidently and establish a meditation routine around may daily life. <text:span text:style-name="T16">I feel that I can extend meditation with other activities like yoga and muscle relaxing exercises to release the tension I often feel after long hours <text:s/>spent studying or at hospital. </text:span></text:p>
      <text:p text:style-name="P13">This year the Wellness hub was an excellent program to assist in establishing the importance of first caring for ourselves from within so that we can care for our patients more effectively. </text:p>
      <text:p text:style-name="P12"/>
      <text:p text:style-name="P4"/>
      <text:p text:style-name="P16">Secondary element 2: Workshop</text:p>
      <text:p text:style-name="P16"/>
      <text:p text:style-name="P5"><text:soft-page-break/>At MDSC2019 I attended the Surgical Improvisation: Trauma Management in low-resource settings. I chose this workshop because I am interested in trauma surgery, and am especially intereseted in working in developing areas where the access to cutting-edge surgical tools we take for granted is limited. <text:span text:style-name="T5">I wanted to learn about ways I can manage an acute situation using everyday items, as in these situations patients rely on immediate assistance and management of their injuries to prevent deterioration. </text:span></text:p>
      <text:p text:style-name="P6">The workshop covered creating an emergency splint and neurovascular assessment for patients with hand and arm injuries. <text:span text:style-name="T6">I also learned about wound washouts and sterilisation, and was able to brush up my suturing skills as well, which I consider vital schools in any doctor’s armamentarium, especially for acute management in the emergency department. I learnt about the principles behind splinting, the features an effective splint and immobilisation require to not only prevent further neurosvascular compromise caused by the injury but also to lessen pain due to instability of the injury. </text:span></text:p>
      <text:p text:style-name="P7">I now feel better equipped to manage fractures and open injuries in the acute setting, whether the treatment needs to be given a resource rich location like a metropolitan ED, or in a relatively resource-poor setting such as in rural or developing areas where there is limited access to conventional equip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51pt double #000000" style:border-line-width="0.005cm 0.005cm 0.009cm" fo:padding="0.04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O'Shaughnessy</meta:initial-creator>
    <meta:creation-date>2019-06-24T09:36:23.556474805</meta:creation-date>
    <meta:generator>LibreOffice/6.0.7.3$Linux_X86_64 LibreOffice_project/00m0$Build-3</meta:generator>
    <dc:date>2019-06-24T13:26:06.842100967</dc:date>
    <dc:creator>Jack O'Shaughnessy</dc:creator>
    <meta:editing-duration>PT3H34M57S</meta:editing-duration>
    <meta:editing-cycles>90</meta:editing-cycles>
    <meta:document-statistic meta:table-count="0" meta:image-count="0" meta:object-count="0" meta:page-count="3" meta:paragraph-count="20" meta:word-count="1176" meta:character-count="7403" meta:non-whitespace-character-count="6229"/>
  </office:meta>
</office:document-meta>
</file>